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13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5-0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4054545454" calcext:value-type="float">
            <text:p>31.40340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52637241379" calcext:value-type="float">
            <text:p>30.8952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2307096774" calcext:value-type="float">
            <text:p>32.043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52864827586" calcext:value-type="float">
            <text:p>32.78528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3032" calcext:value-type="float">
            <text:p>33.05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06327741935" calcext:value-type="float">
            <text:p>32.74063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1768" calcext:value-type="float">
            <text:p>31.86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0147096774" calcext:value-type="float">
            <text:p>30.696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89032" calcext:value-type="float">
            <text:p>30.23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81178064516" calcext:value-type="float">
            <text:p>30.2181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46885517241" calcext:value-type="float">
            <text:p>30.23468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76348387097" calcext:value-type="float">
            <text:p>30.237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14694193548" calcext:value-type="float">
            <text:p>30.2414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41072" calcext:value-type="float">
            <text:p>30.47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02096" calcext:value-type="float">
            <text:p>31.09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5062" calcext:value-type="float">
            <text:p>31.86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7143225806" calcext:value-type="float">
            <text:p>32.3607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6549677419" calcext:value-type="float">
            <text:p>32.217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37064" calcext:value-type="float">
            <text:p>31.48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69403870968" calcext:value-type="float">
            <text:p>30.506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60268387097" calcext:value-type="float">
            <text:p>30.3260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09497142857" calcext:value-type="float">
            <text:p>30.2409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0980645161" calcext:value-type="float">
            <text:p>30.269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8696774194" calcext:value-type="float">
            <text:p>30.60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06591724138" calcext:value-type="float">
            <text:p>31.0506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97780645161" calcext:value-type="float">
            <text:p>31.89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58112" calcext:value-type="float">
            <text:p>33.1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87171612903" calcext:value-type="float">
            <text:p>33.5387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7566451613" calcext:value-type="float">
            <text:p>32.674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05128" calcext:value-type="float">
            <text:p>31.89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9996" calcext:value-type="float">
            <text:p>30.42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20012903226" calcext:value-type="float">
            <text:p>30.392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4765714286" calcext:value-type="float">
            <text:p>30.5374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00172903226" calcext:value-type="float">
            <text:p>30.520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13864" calcext:value-type="float">
            <text:p>30.7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8312" calcext:value-type="float">
            <text:p>31.0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1105806452" calcext:value-type="float">
            <text:p>31.9301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20424" calcext:value-type="float">
            <text:p>32.9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02967741936" calcext:value-type="float">
            <text:p>33.10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59300645161" calcext:value-type="float">
            <text:p>33.115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11448" calcext:value-type="float">
            <text:p>32.1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58410322581" calcext:value-type="float">
            <text:p>30.805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452" calcext:value-type="float">
            <text:p>30.5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9223225806" calcext:value-type="float">
            <text:p>30.5959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0797142857" calcext:value-type="float">
            <text:p>30.5190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05261935484" calcext:value-type="float">
            <text:p>30.5605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07107096774" calcext:value-type="float">
            <text:p>30.930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83984" calcext:value-type="float">
            <text:p>31.1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3349677419" calcext:value-type="float">
            <text:p>31.9433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93048" calcext:value-type="float">
            <text:p>32.6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18521290323" calcext:value-type="float">
            <text:p>33.401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80291612903" calcext:value-type="float">
            <text:p>33.368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77256" calcext:value-type="float">
            <text:p>32.29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5427096774" calcext:value-type="float">
            <text:p>31.491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2536" calcext:value-type="float">
            <text:p>30.9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54272" calcext:value-type="float">
            <text:p>30.8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90896551724" calcext:value-type="float">
            <text:p>31.079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20985806452" calcext:value-type="float">
            <text:p>31.072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43175652174" calcext:value-type="float">
            <text:p>31.364317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75083636364" calcext:value-type="float">
            <text:p>32.1575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90740869565" calcext:value-type="float">
            <text:p>33.309074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2509090909" calcext:value-type="float">
            <text:p>33.9422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50032" calcext:value-type="float">
            <text:p>33.32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5466" calcext:value-type="float">
            <text:p>33.06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9756" calcext:value-type="float">
            <text:p>33.09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2522" calcext:value-type="float">
            <text:p>33.132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2908" calcext:value-type="float">
            <text:p>33.17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7496" calcext:value-type="float">
            <text:p>32.7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6" meta:object-count="0"/>
    <meta:user-defined meta:name="AppVersion">3.0</meta:user-defined>
  </office:meta>
</office:document-meta>
</file>